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1DBD000052220000741E43E0F30E18BCA44F.svg" manifest:media-type="image/svg+xml"/>
  <manifest:file-entry manifest:full-path="Pictures/100002010000025300000349F03DBC013726D806.png" manifest:media-type="image/png"/>
  <manifest:file-entry manifest:full-path="Pictures/10003FF500001F1C00002972344E1AE2F2486902.svg" manifest:media-type="image/svg+xml"/>
  <manifest:file-entry manifest:full-path="Pictures/1000020100000178000001F5255396CD7E5397F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 style:punctuation-wrap="hanging" style:writing-mode="lr-tb"/>
      <style:text-properties style:use-window-font-color="true" loext:opacity="0%" style:font-name="Liberation Serif" fo:font-size="28pt" fo:language="en" fo:country="US" fo:font-weight="bold" officeooo:rsid="0024375d" officeooo:paragraph-rsid="0024375d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P2" style:family="paragraph" style:parent-style-name="Frame_20_contents">
      <style:paragraph-properties fo:line-height="115%" fo:text-align="center" style:justify-single-word="false" style:punctuation-wrap="hanging" style:writing-mode="lr-tb"/>
    </style:style>
    <style:style style:name="P3" style:family="paragraph" style:parent-style-name="Frame_20_contents">
      <style:paragraph-properties fo:text-align="center" style:justify-single-word="false" style:punctuation-wrap="hanging" style:writing-mode="lr-tb"/>
      <style:text-properties officeooo:paragraph-rsid="0024375d"/>
    </style:style>
    <style:style style:name="P4" style:family="paragraph" style:parent-style-name="Standard" style:master-page-name="Standard">
      <style:paragraph-properties style:page-number="auto"/>
      <style:text-properties fo:font-size="12pt" style:font-size-asian="10.5pt" style:font-size-complex="12pt"/>
    </style:style>
    <style:style style:name="P5" style:family="paragraph">
      <loext:graphic-properties draw:fill="none"/>
      <style:paragraph-properties fo:text-align="center"/>
      <style:text-properties fo:color="#000000" loext:opacity="100%" fo:font-size="18pt"/>
    </style:style>
    <style:style style:name="P6" style:family="paragraph">
      <loext:graphic-properties draw:fill="solid" draw:fill-color="#cccccc"/>
      <style:paragraph-properties fo:text-align="center"/>
      <style:text-properties fo:font-size="18pt"/>
    </style:style>
    <style:style style:name="T1" style:family="text">
      <style:text-properties style:use-window-font-color="true" loext:opacity="0%" style:font-name="Liberation Serif" fo:font-size="28pt" fo:language="en" fo:country="US" fo:font-weight="bold" officeooo:rsid="0024375d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T2" style:family="text">
      <style:text-properties style:use-window-font-color="true" loext:opacity="0%" style:font-name="Liberation Serif" fo:font-size="20pt" fo:language="en" fo:country="US" fo:font-weight="bold" style:letter-kerning="true" style:font-name-asian="Noto Serif CJK SC" style:font-size-asian="20pt" style:language-asian="zh" style:country-asian="CN" style:font-weight-asian="bold" style:font-name-complex="Lohit Devanagari" style:font-size-complex="20pt" style:language-complex="hi" style:country-complex="IN" style:font-weight-complex="bold"/>
    </style:style>
    <style:style style:name="T3" style:family="text">
      <style:text-properties style:use-window-font-color="true" loext:opacity="0%" style:font-name="Liberation Serif" fo:font-size="20pt" fo:language="en" fo:country="US" fo:font-weight="bold" officeooo:rsid="0024375d" style:letter-kerning="true" style:font-name-asian="Noto Serif CJK SC" style:font-size-asian="20pt" style:language-asian="zh" style:country-asian="CN" style:font-weight-asian="bold" style:font-name-complex="Lohit Devanagari" style:font-size-complex="20pt" style:language-complex="hi" style:country-complex="IN" style:font-weight-complex="bold"/>
    </style:style>
    <style:style style:name="T4" style:family="text">
      <style:text-properties officeooo:rsid="001f4a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fill="solid" draw:fill-color="#cccccc" draw:textarea-vertical-align="top" draw:auto-grow-height="false" fo:min-height="11.5917in" fo:min-width="5.5472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custom-shape text:anchor-type="paragraph" draw:z-index="0" draw:name="Shape3" draw:style-name="gr2" draw:text-style-name="P6" svg:width="5.7441in" svg:height="11.6898in" svg:x="1.2154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Shape1" draw:style-name="gr1" draw:text-style-name="P5" svg:width="3.7551in" svg:height="0.3185in" svg:x="2.0854in" svg:y="9.9453in"><text:p text:style-name="P2"><text:span text:style-name="T2">Lm. </text:span><text:span text:style-name="T3">Kim Long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Shape2" draw:style-name="gr1" draw:text-style-name="P5" svg:width="4.135in" svg:height="0.8933in" svg:x="1.9917in" svg:y="2.5917in"><text:p text:style-name="P1"><text:span text:style-name="T4">C</text:span>A LÊN ĐI</text:p><text:p text:style-name="P3"><text:span text:style-name="T1">TUYỂN TẬP HỢP C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1" text:anchor-type="char" svg:x="2.4291in" svg:y="4.6335in" svg:width="3.1354in" svg:height="4.1772in" draw:z-index="5"><draw:image xlink:href="Pictures/10003FF500001F1C00002972344E1AE2F2486902.svg" xlink:type="simple" xlink:show="embed" xlink:actuate="onLoad" draw:mime-type="image/svg+xml"/><draw:image xlink:href="Pictures/1000020100000178000001F5255396CD7E5397F8.png" xlink:type="simple" xlink:show="embed" xlink:actuate="onLoad" draw:mime-type="image/png"/></draw:frame><draw:frame draw:style-name="fr1" draw:name="Image2" text:anchor-type="char" svg:x="3.7417in" svg:y="0.9201in" svg:width="0.5154in" svg:height="0.7283in" draw:z-index="6"><draw:image xlink:href="Pictures/10001DBD000052220000741E43E0F30E18BCA44F.svg" xlink:type="simple" xlink:show="embed" xlink:actuate="onLoad" draw:mime-type="image/svg+xml"/><draw:image xlink:href="Pictures/100002010000025300000349F03DBC013726D80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1" draw:display-name="Bitmap 1" xlink:href="Pictures/10001DBD000052220000741E43E0F30E18BCA44F.sv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in" fo:margin-bottom="0.0043in" fo:margin-left="0.0138in" fo:margin-right="0in" style:writing-mode="lr-tb" style:layout-grid-color="#c0c0c0" style:layout-grid-lines="11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09T21:07:54</meta:creation-date>
    <dc:language>en-US</dc:language>
    <dc:date>2021-09-15T09:16:46.130000000</dc:date>
    <meta:editing-cycles>30</meta:editing-cycles>
    <meta:editing-duration>PT2H8M17S</meta:editing-duration>
    <meta:generator>LibreOffice/7.1.4.2$Windows_X86_64 LibreOffice_project/a529a4fab45b75fefc5b6226684193eb000654f6</meta:generator>
    <meta:print-date>2021-06-02T08:32:47.405261478</meta:print-date>
    <meta:document-statistic meta:table-count="0" meta:image-count="2" meta:object-count="0" meta:page-count="1" meta:paragraph-count="3" meta:word-count="10" meta:character-count="37" meta:non-whitespace-character-count="30"/>
  </office:meta>
</office:document-meta>
</file>